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DimensionMaker.get( int subpropId , PropertyList propertyList , boolean tryInherit , boolean tryDefaul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ageDimensionMaker.PageDimension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